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NewRoman" svg:font-family="TimesNewRoman" style:font-family-generic="roman"/>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Times New Roman2" svg:font-family="'Times New Roman'" style:font-adornments="Pogrubiona 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0pt" fo:language="pl" fo:country="PL" fo:font-weight="bold" style:font-name-asian="TimesNewRoman" style:font-size-asian="10pt" style:language-asian="zxx" style:country-asian="none" style:font-weight-asian="bold" style:font-name-complex="TimesNewRoman" style:font-size-complex="10pt" style:language-complex="zxx" style:country-complex="none" style:font-weight-complex="bold"/>
    </style:style>
    <style:style style:name="P2" style:family="paragraph" style:parent-style-name="Text_20_body">
      <style:paragraph-properties fo:line-height="100%"/>
      <style:text-properties style:font-name="Times New Roman" fo:font-size="10pt" fo:language="pl" fo:country="PL" fo:font-weight="bold" style:font-name-asian="TimesNewRoman" style:font-size-asian="10pt" style:language-asian="zxx" style:country-asian="none" style:font-weight-asian="bold" style:font-name-complex="TimesNewRoman" style:font-size-complex="10pt" style:language-complex="zxx" style:country-complex="none" style:font-weight-complex="bold"/>
    </style:style>
    <style:style style:name="P3" style:family="paragraph" style:parent-style-name="Text_20_body">
      <style:paragraph-properties fo:line-height="100%" fo:text-align="justify" style:justify-single-word="false"/>
      <style:text-properties style:font-name="Times New Roman" fo:font-size="10pt" fo:language="pl" fo:country="PL" fo:font-weight="bold" style:font-name-asian="TimesNewRoman" style:font-size-asian="10pt" style:language-asian="zxx" style:country-asian="none" style:font-weight-asian="bold" style:font-name-complex="TimesNewRoman" style:font-size-complex="10pt" style:language-complex="zxx" style:country-complex="none" style:font-weight-complex="bold"/>
    </style:style>
    <style:style style:name="P4" style:family="paragraph" style:parent-style-name="Text_20_body">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5" style:family="paragraph" style:parent-style-name="Text_20_body">
      <style:paragraph-properties fo:line-height="100%"/>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6" style:family="paragraph" style:parent-style-name="Text_20_body">
      <style:paragraph-properties fo:line-height="100%" fo:text-align="justify" style:justify-single-word="fals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7" style:family="paragraph" style:parent-style-name="Text_20_body">
      <style:paragraph-properties fo:text-align="justify" style:justify-single-word="fals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8" style:family="paragraph" style:parent-style-name="Text_20_body">
      <style:paragraph-properties fo:line-height="100%"/>
      <style:text-properties style:font-name="Times New Roman" fo:font-size="10pt" fo:language="pl" fo:country="PL" fo:font-weight="normal" style:font-name-asian="TimesNewRoman" style:font-size-asian="10pt" style:language-asian="zxx" style:country-asian="none" style:font-weight-asian="normal" style:font-name-complex="TimesNewRoman" style:font-size-complex="10pt" style:language-complex="zxx" style:country-complex="none" style:font-weight-complex="normal"/>
    </style:style>
    <style:style style:name="P9" style:family="paragraph" style:parent-style-name="Text_20_body">
      <style:paragraph-properties fo:line-height="100%" fo:text-align="justify" style:justify-single-word="false"/>
      <style:text-properties style:font-name="Times New Roman" fo:font-size="10pt" fo:language="pl" fo:country="PL" fo:font-weight="normal" style:font-name-asian="TimesNewRoman" style:font-size-asian="10pt" style:language-asian="zxx" style:country-asian="none" style:font-weight-asian="normal" style:font-name-complex="TimesNewRoman" style:font-size-complex="10pt" style:language-complex="zxx" style:country-complex="none" style:font-weight-complex="normal"/>
    </style:style>
    <style:style style:name="P10" style:family="paragraph" style:parent-style-name="Standard">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1" style:family="paragraph" style:parent-style-name="Standard">
      <style:paragraph-properties style:text-autospace="non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2" style:family="paragraph" style:parent-style-name="Standard">
      <style:paragraph-properties fo:line-height="100%" fo:text-align="justify" style:justify-single-word="false" style:text-autospace="non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3" style:family="paragraph" style:parent-style-name="Standard">
      <style:paragraph-properties fo:text-align="justify" style:justify-single-word="fals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4" style:family="paragraph" style:parent-style-name="Standard">
      <style:paragraph-properties fo:text-align="justify" style:justify-single-word="false" style:text-autospace="non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5" style:family="paragraph" style:parent-style-name="Text_20_body">
      <style:paragraph-properties fo:line-height="100%" fo:text-align="justify" style:justify-single-word="fals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6" style:family="paragraph" style:parent-style-name="Text_20_body">
      <style:paragraph-properties fo:text-align="justify" style:justify-single-word="fals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7" style:family="paragraph" style:parent-style-name="Text_20_body">
      <style:paragraph-properties fo:line-height="100%"/>
      <style:text-properties style:font-name="Times New Roman" fo:font-size="10pt" fo:language="pl" fo:country="PL" fo:font-weight="bold" style:font-name-asian="TimesNewRoman" style:font-size-asian="10pt" style:language-asian="zxx" style:country-asian="none" style:font-weight-asian="bold" style:font-name-complex="TimesNewRoman" style:font-size-complex="10pt" style:language-complex="zxx" style:country-complex="none" style:font-weight-complex="bold"/>
    </style:style>
    <style:style style:name="P18" style:family="paragraph" style:parent-style-name="Text_20_body">
      <style:paragraph-properties fo:line-height="100%"/>
      <style:text-properties style:font-name="Times New Roman" fo:font-size="10pt" fo:language="pl" fo:country="PL" fo:font-weight="normal" style:font-name-asian="TimesNewRoman" style:font-size-asian="10pt" style:language-asian="zxx" style:country-asian="none" style:font-weight-asian="normal" style:font-name-complex="TimesNewRoman" style:font-size-complex="10pt" style:language-complex="zxx" style:country-complex="none" style:font-weight-complex="normal"/>
    </style:style>
    <style:style style:name="P19" style:family="paragraph" style:parent-style-name="Text_20_body">
      <style:paragraph-properties fo:line-height="100%" fo:text-align="justify" style:justify-single-word="false"/>
      <style:text-properties style:font-name="Times New Roman" fo:font-size="10pt" fo:language="pl" fo:country="PL" fo:font-weight="normal" style:font-name-asian="TimesNewRoman" style:font-size-asian="10pt" style:language-asian="zxx" style:country-asian="none" style:font-weight-asian="normal" style:font-name-complex="TimesNewRoman" style:font-size-complex="10pt" style:language-complex="zxx" style:country-complex="none" style:font-weight-complex="normal"/>
    </style:style>
    <style:style style:name="P20" style:family="paragraph" style:parent-style-name="Text_20_body">
      <style:paragraph-properties fo:line-height="100%"/>
      <style:text-properties style:text-position="0% 100%" style:font-name="Times New Roman" fo:font-size="10pt" fo:language="pl" fo:country="PL" fo:font-weight="normal" style:font-name-asian="TimesNewRoman" style:font-size-asian="10pt" style:language-asian="zxx" style:country-asian="none" style:font-weight-asian="normal" style:font-name-complex="TimesNewRoman" style:font-size-complex="10pt" style:language-complex="zxx" style:country-complex="none" style:font-weight-complex="normal"/>
    </style:style>
    <style:style style:name="P21" style:family="paragraph" style:parent-style-name="Text_20_body">
      <style:paragraph-properties fo:line-height="100%"/>
      <style:text-properties style:text-position="0% 100%"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22" style:family="paragraph" style:parent-style-name="Text_20_body">
      <style:paragraph-properties fo:line-height="100%" fo:text-align="justify" style:justify-single-word="false"/>
      <style:text-properties style:text-position="0% 100%"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23" style:family="paragraph" style:parent-style-name="Heading_20_1">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24" style:family="paragraph" style:parent-style-name="Heading_20_1">
      <style:paragraph-properties fo:line-height="150%"/>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25" style:family="paragraph" style:parent-style-name="Heading_20_1">
      <style:paragraph-properties fo:margin-left="0cm" fo:margin-right="0cm" fo:margin-top="0.423cm" fo:margin-bottom="0.212cm" fo:line-height="150%" fo:text-indent="0cm" style:auto-text-indent="false" fo:background-color="transparent" style:shadow="none" fo:keep-with-next="always">
        <style:tab-stops/>
        <style:background-image/>
      </style:paragraph-properties>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26" style:family="paragraph" style:parent-style-name="Standard">
      <style:paragraph-properties fo:text-align="justify" style:justify-single-word="fals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27" style:family="paragraph" style:parent-style-name="Standard">
      <style:paragraph-properties fo:text-align="justify" style:justify-single-word="false"/>
      <style:text-properties fo:font-size="10pt" fo:language="pl" fo:country="PL" style:font-name-asian="TimesNewRoman" style:font-size-asian="10pt" style:language-asian="zxx" style:country-asian="none" style:font-name-complex="TimesNewRoman" style:font-size-complex="10pt" style:language-complex="zxx" style:country-complex="none"/>
    </style:style>
    <style:style style:name="P28" style:family="paragraph" style:parent-style-name="Standard" style:list-style-name="L1">
      <style:paragraph-properties fo:text-align="justify" style:justify-single-word="false"/>
      <style:text-properties fo:font-size="10pt" fo:language="pl" fo:country="PL" style:font-name-asian="TimesNewRoman" style:font-size-asian="10pt" style:language-asian="zxx" style:country-asian="none" style:font-name-complex="TimesNewRoman" style:font-size-complex="10pt" style:language-complex="zxx" style:country-complex="none"/>
    </style:style>
    <style:style style:name="T1" style:family="text">
      <style:text-properties fo:font-weight="normal" style:font-weight-asian="normal" style:font-weight-complex="normal"/>
    </style:style>
    <style:style style:name="T2" style:family="text">
      <style:text-properties style:text-position="sub 58%"/>
    </style:style>
    <style:style style:name="T3" style:family="text">
      <style:text-properties style:text-position="sub 58%" fo:font-weight="normal" style:font-weight-asian="normal" style:font-weight-complex="normal"/>
    </style:style>
    <style:style style:name="T4" style:family="text">
      <style:text-properties style:text-position="0% 100%"/>
    </style:style>
    <style:style style:name="T5" style:family="text">
      <style:text-properties style:text-position="0% 100%" fo:font-weight="normal" style:font-weight-asian="normal" style:font-weight-complex="normal"/>
    </style:style>
    <style:style style:name="T6" style:family="text">
      <style:text-properties fo:font-weight="bold" style:font-weight-asian="bold" style:font-weight-complex="bold"/>
    </style:style>
    <style:style style:name="fr1" style:family="graphic" style:parent-style-name="Formula">
      <style:graphic-properties style:vertical-pos="from-top" style:vertical-rel="paragraph" style:horizontal-pos="from-left" style:horizontal-rel="paragraph" draw:ole-draw-aspect="1"/>
    </style:style>
    <style:style style:name="fr2" style:family="graphic" style:parent-style-name="Formula">
      <style:graphic-properties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Pojęcia opisujące ciągłość dostawy</text:h>
      <text:p text:style-name="P2">Definicja ciągłości dostawy</text:p>
      <text:p text:style-name="P12">Jednym z najważniejszych parametrów charakteryzujących jakość dostaw energii elektrycznej jest jej ciągłość. Polega ona na nieprzerwanym dostarczaniu do odbiorcy energii elektrycznej o wymaganych parametrach. Jest to niezwykle istotne zagadnienie w dobie rosnącej automatyzacji i komputeryzacji zarówno w biznesie, przemyśle jak i w życiu prywatnym. Pojawia się coraz więcej urządzeń elektronicznych, które źle znoszą krótkie przerwy, niekiedy wielokrotnie gorzej niż przerwy długie. Również w zastosowaniach przemysłowych, gdzie wykorzystuje się duże napędy krótka przerwa może spowodować destabilizację np. linii produkcyjnej w wyniku rozsynchronizowania pracy urządzeń. W krytycznych przypadkach może to nawet prowadzić do uszkodzenia sprzętu, co wiąże się z dodatkowymi kosztami po stronie odbiorcy. Można więc sądzić, iż utrzymanie równowagi pomiędzy zapewnieniem ciągłości dostaw energii elektrycznej a jej kosztami stanowi jedno z największych wyzwań stojących przed operatorem sieci.</text:p>
      <text:p text:style-name="P12"/>
      <text:p text:style-name="P1">Definicja i podział przerw w dostawie energii</text:p>
      <text:p text:style-name="P14">W celu zdefiniowania ciągłości zasilania wprowadzone zostało pojęcie przerwy. Przerwa w dostawie energii jest określana jako odcinek czasu, w którym odbiorca nie ma dostępu do energii elektrycznej. Ze względu na różne wskaźniki jakości podaje się dwie definicje przerwy, które są tożsame, przedstawiają jednak różne punkty widzenia. Pierwsza z nich wykorzystuje pojęcie wartości napięcia elektrycznego po stronie odbiorcy. O przerwie możemy mówić, gdy napięcie spadnie poniżej minimalnej wartości krytycznej (zero lub bliskiej zeru). Definicja ta bardzo dobrze oddaje relację klient-odbiorca, jednak jej realizacja jest w rzeczywistości niepraktyczna pod względem wdrożeniowym i ekonomicznym, gdyż wymaga ona badania napięcia po stronie każdego z odbiorców z osobna. Kolejna definicja bazuje na pojęciu połączenia w sensie fizycznym, między odbiorcą a siecią energetyczną. Z przerwą mamy do czynienia w chwili, gdy nie istnieje wyżej wymienione połączenie. Zaletą tej definicji, w odróżnieniu od poprzedniej, jest łatwa realizowalność w warunkach rzeczywistych, gdyż dostawca energii sprawuje stały nadzór nad elementami łącznikowymi pomiędzy siecią energetyczną, a punktem odbioru energii.</text:p>
      <text:p text:style-name="P11"/>
      <text:p text:style-name="P1">Normy prawne</text:p>
      <text:p text:style-name="P13">Standardy ciągłości dostaw energii elektrycznej określone są w rozdziale 10 wydanego na podstawie obowiązującej ustawy Prawo Energetyczne z dnia 10 kwietnia 1997 roku (Dz.U. z 2006 r. Nr 89, poz. 625 z późniejszymi zmianami) „Rozporządzenie Ministra Gospodarki w sprawie szczegółowych warunków funkcjonowania systemu energetycznego” z dnia 4 maja 2007 (Dz.U.2007r Nr93, poz.623). Na podstawie tego rozporządzenia wprowadza się podział przerw na planowane i nieplanowane oraz klasyfikuje je ze względu na czas trwania. Obowiązuje następujący podział przerw:</text:p>
      <text:list xml:id="list2947347656254876189" text:style-name="L1">
        <text:list-item>
          <text:p text:style-name="P28">przemijające (mikroprzerwy), trwające nie dłużej niż 1 sekundę,</text:p>
        </text:list-item>
        <text:list-item>
          <text:p text:style-name="P28">krótkie, trwające dłużej niż 1 sekundę i nie dłużej niż 3 minuty,</text:p>
        </text:list-item>
        <text:list-item>
          <text:p text:style-name="P28">długie, trwające dłużej niż 3 minuty i nie dłużej niż 12 godzin,</text:p>
        </text:list-item>
        <text:list-item>
          <text:p text:style-name="P28">bardzo długie, trwające dłużej niż 12 godzin i nie dłużej niż 24 godziny,</text:p>
        </text:list-item>
        <text:list-item>
          <text:p text:style-name="P28">katastrofalne, trwające dłużej niż 24 godziny.</text:p>
        </text:list-item>
      </text:list>
      <text:p text:style-name="P27">Jednocześnie definiuje się dopuszczalną sumę czasów trwania przerw w ciągu roku, zarówno planowanych (35 godzin) jak i nieplanowanych (awaryjnych) (48 godzin). Dodatkowo na dostawcę energii elektrycznej zostaje nałożony obowiązek publikowania do końca marca danego roku wskaźników ciągłości dostaw energii za rok poprzedni. Tymi wskaźnikami są: ENS, AIT, AIF, AID, SAIDI, SAIFI oraz MAIFI (zostaną one szczegółowo omówione w kolejnym rozdziale).</text:p>
      <text:p text:style-name="P13"/>
      <text:p text:style-name="P10"/>
      <text:h text:style-name="P24" text:outline-level="1">Kryteria określania ciągłości dostaw</text:h>
      <text:p text:style-name="P6">W celu ilościowego opisu ciągłości dostarczania energii niezbędnym jest wprowadzenie jednolitych miar i wielkości opisujących ten proces. Definiuje się je jako wskaźniki ciągłości bądź niezawodności zasilania. Ważnym jest, aby wskaźniki były określone w sposób precyzyjny i jednoznaczny, gdyż umożliwi to właściwą interpretację wyników oraz wykorzystanie w celach porównawczych.</text:p>
      <text:p text:style-name="P6">Podstawą wyznaczania wskaźników ciągłości jest zbiór danych o każdej przerwie w dostawie. Pojedynczą przerwę <text:s/>opisuje się za pomocą czasu jej trwania i wielkości. Jednostką czasu trwania jest sekunda, minuta bądź dzień, wielkość natomiast może być określana dwójnasób – za pomocą liczby odbiorców dotkniętych przerwą lub niedostarczonej energii. Obie metody są praktykowane, jednak preferowana jest druga z nich, gdyż w rzeczywistości dokładne wyznaczenie liczby klientów odciętych od energii elektrycznej jest trudne.</text:p>
      <text:p text:style-name="P6">Na podstawie zbioru informacji o pojedynczych przerwach obliczane są wskaźniki systemowe ciągłości dostaw. Większość z nich dostarcza informacji o średniej liczbie przerw bądź ich czasie trwania przypadającym na jednego odbiorcę. Nie wyczerpuje to tematu z punktu widzenia indywidualnego odbiorcy, który bardziej niż przeciętnymi wartościami jest zainteresowany przerwami w jego punkcie przyłączenia. Jednakże z racji małej reprezentatywności danych dotyczących poszczególnych odbiorców prezentowane są tylko średnie wartości wskaźników ciągłości dostaw energii.</text:p>
      <text:p text:style-name="P6"/>
      <text:p text:style-name="P2"><text:soft-page-break/>Wskaźniki ciągłości dostaw energii dla sieci przesyłowej</text:p>
      <text:p text:style-name="P6">Z racji odmiennego charakteru i konfiguracji w stosunku do sieci dystrybucyjnej w tej sieci stosuje się inne wskaźniki do ilościowego opisu ciągłości dostaw energii. Najważniejszymi spośród nich są:</text:p>
      <text:p text:style-name="P5"/>
      <text:p text:style-name="P2">AIT –<text:span text:style-name="T1"> Average Interruption Time (średni czas przerwy) – miara czasu (w minutach na rok), w którym występuje przerwa w dostawie energii elektrycznej. Określana jest poniższym wzorem:</text:span></text:p>
      <text:p text:style-name="P8"><draw:frame draw:style-name="fr1" draw:name="Obiekt1" text:anchor-type="char" svg:x="5.93cm" svg:y="0.261cm" svg:width="5.138cm" svg:height="1.453cm" draw:z-index="0"><draw:object xlink:href="./Object 1" xlink:type="simple" xlink:show="embed" xlink:actuate="onLoad"/><draw:image xlink:href="./ObjectReplacements/Object 1" xlink:type="simple" xlink:show="embed" xlink:actuate="onLoad"/></draw:frame></text:p>
      <text:p text:style-name="P8"/>
      <text:p text:style-name="P8"/>
      <text:p text:style-name="P8"><text:tab/><text:tab/><text:tab/><text:tab/><text:tab/><text:tab/></text:p>
      <text:p text:style-name="P8"/>
      <text:p text:style-name="P2"><text:span text:style-name="T1">P</text:span><text:span text:style-name="T3">T</text:span><text:span text:style-name="T1"> – średnia moc dostarczana za pośrednictwem systemu, wyrażona w MW;</text:span></text:p>
      <text:p text:style-name="P2"><text:span text:style-name="T1">ENS</text:span><text:span text:style-name="T3">i</text:span><text:span text:style-name="T1"> – energia niedostarczona z powodu przerwy w i-tym zdarzeniu w MWh.</text:span></text:p>
      <text:p text:style-name="P5"/>
      <text:p text:style-name="P2">AIF<text:span text:style-name="T1"> – Average Interruption Frequency (średnia częstość przerw) – jest miarą średniej liczby przerw w dostawie energii. Wyraża się ją ilością przerw na odbiorcę w roku według formuły:</text:span></text:p>
      <text:p text:style-name="P8"><draw:frame draw:style-name="fr2" draw:name="Obiekt2" text:anchor-type="char" svg:y="0.139cm" svg:width="3.865cm" svg:height="1.453cm" draw:z-index="1"><draw:object xlink:href="./Object 2" xlink:type="simple" xlink:show="embed" xlink:actuate="onLoad"/><draw:image xlink:href="./ObjectReplacements/Object 2" xlink:type="simple" xlink:show="embed" xlink:actuate="onLoad"/><svg:desc>formuła</svg:desc></draw:frame></text:p>
      <text:p text:style-name="P8"/>
      <text:p text:style-name="P5"/>
      <text:p text:style-name="P5"/>
      <text:p text:style-name="P2"><text:span text:style-name="T5">P</text:span><text:span text:style-name="T3">i</text:span><text:span text:style-name="T1"> – moc wyłączona z powodu i-tego zdarzenia w systemie;</text:span></text:p>
      <text:p text:style-name="P2"><text:span text:style-name="T1">P</text:span><text:span text:style-name="T3">T</text:span><text:span text:style-name="T1"> – średnia moc systemu w MW.</text:span></text:p>
      <text:p text:style-name="P8"/>
      <text:p text:style-name="P2">AID<text:span text:style-name="T1"> – Average Interruption Duration – miara średniego czasu przerwy, wyrażona w minutach na przerwę. Obliczana ze wzoru:</text:span><draw:frame draw:style-name="fr1" draw:name="Obiekt3" text:anchor-type="char" svg:x="5.93cm" svg:y="0.778cm" svg:width="5.149cm" svg:height="1.782cm" draw:z-index="2"><draw:object xlink:href="./Object 3" xlink:type="simple" xlink:show="embed" xlink:actuate="onLoad"/><draw:image xlink:href="./ObjectReplacements/Object 3" xlink:type="simple" xlink:show="embed" xlink:actuate="onLoad"/><svg:desc>formuła</svg:desc></draw:frame></text:p>
      <text:p text:style-name="P8"/>
      <text:p text:style-name="P5"/>
      <text:p text:style-name="P5"/>
      <text:p text:style-name="P5"/>
      <text:p text:style-name="P20"/>
      <text:p text:style-name="P2"><text:span text:style-name="T5">P</text:span><text:span text:style-name="T3">i</text:span><text:span text:style-name="T1"> – moc wyłączona z powodu i-tego zdarzenia w systemie;</text:span></text:p>
      <text:p text:style-name="P2"><text:span text:style-name="T1">ENS</text:span><text:span text:style-name="T3">i</text:span><text:span text:style-name="T1"> – energia niedostarczona z powodu przerwy w i-tym zdarzeniu w MWh.</text:span></text:p>
      <text:p text:style-name="P5"/>
      <text:p text:style-name="P5"/>
      <text:p text:style-name="P2">Wskaźniki ciągłości dostaw energii dla sieci dystrybucyjnej</text:p>
      <text:p text:style-name="P9">Jedną z najczęstszych przyczyn przerw w dostawie energii do odbiorców są przerwy w sieci dystrybucyjnej. Stąd też najbardziej powszechną metodą opisującą ciągłość zasilania w tej sieci jest obliczania wartości poniższych wskaźników:</text:p>
      <text:p text:style-name="P9"/>
      <text:p text:style-name="P3">SAIDI<text:span text:style-name="T1"> – System Average Interruption Duration Index (systemowy wskaźnik średniego czasu trwania przerw). Jest to przeciętny czas w roku, w którym energia nie jest dostarczana do odbiorcy. Wyraża się go w minutach na odbiorcę w roku. Obliczany za pomocą poniższej formuły:</text:span></text:p>
      <text:p text:style-name="P9"><draw:frame draw:style-name="fr1" draw:name="Obiekt4" text:anchor-type="char" svg:x="5.93cm" svg:y="0.062cm" svg:width="5.096cm" svg:height="1.453cm" draw:z-index="3"><draw:object xlink:href="./Object 4" xlink:type="simple" xlink:show="embed" xlink:actuate="onLoad"/><draw:image xlink:href="./ObjectReplacements/Object 4" xlink:type="simple" xlink:show="embed" xlink:actuate="onLoad"/><svg:desc>formuła</svg:desc></draw:frame></text:p>
      <text:p text:style-name="P9"/>
      <text:p text:style-name="P5"/>
      <text:p text:style-name="P5"/>
      <text:p text:style-name="P3"><text:span text:style-name="T5">D</text:span><text:span text:style-name="T3">i</text:span><text:span text:style-name="T1"> – czas przywrócenia zasilania po wystąpieniu zdarzenia osobno dla każdej grupy odbiorców, poziomu napięcia lub części obszaru, którym przywrócono zasilanie przy etapowym przywracaniu zasilania;</text:span></text:p>
      <text:p text:style-name="P3"><text:span text:style-name="T5">N</text:span><text:span text:style-name="T3">i</text:span><text:span text:style-name="T1"> – liczba odbiorców dotkniętych przerwą o jednakowym czasie trwania w wyniku zdarzenia;</text:span></text:p>
      <text:p text:style-name="P3"><text:span text:style-name="T5">N</text:span><text:span text:style-name="T3">T</text:span><text:span text:style-name="T1"> – liczba odbiorców systemu (lub jego fragmentu), których wskaźnik dotyczy.</text:span></text:p>
      <text:p text:style-name="P9"/>
      <text:p text:style-name="P3">SAIFI<text:span text:style-name="T1"> – System Average Interruption Frequency Index (systemowy wskaźnik przeciętnej częstości występowania przerw w roku). Wyraża średnią liczbę przerw w dostawie energii, której doświadcza odbiorca w roku. Podaje się go w liczbie przerw na odbiorcę systemu rocznie. Obliczany w następujący sposób:</text:span></text:p>
      <text:p text:style-name="P8"><draw:frame draw:style-name="fr2" draw:name="Obiekt5" text:anchor-type="char" svg:y="0.139cm" svg:width="4.26cm" svg:height="1.453cm" draw:z-index="4"><draw:object xlink:href="./Object 5" xlink:type="simple" xlink:show="embed" xlink:actuate="onLoad"/><draw:image xlink:href="./ObjectReplacements/Object 5" xlink:type="simple" xlink:show="embed" xlink:actuate="onLoad"/><svg:desc>formuła</svg:desc></draw:frame></text:p>
      <text:p text:style-name="P5"/>
      <text:p text:style-name="P5"/>
      <text:p text:style-name="P5"/>
      <text:p text:style-name="P2"><text:span text:style-name="T5">N</text:span><text:span text:style-name="T3">i</text:span><text:span text:style-name="T1"> – liczba odbiorców dotkniętych przerwą o jednakowym czasie trwania w wyniku zdarzenia;</text:span></text:p>
      <text:p text:style-name="P2"><text:span text:style-name="T5">N</text:span><text:span text:style-name="T3">T</text:span><text:span text:style-name="T1"> – ogólna liczba odbiorców systemu (lub jego fragmentu), których wskaźnik dotyczy.</text:span></text:p>
      <text:p text:style-name="P5"/>
      <text:p text:style-name="P5"/>
      <text:p text:style-name="P5"/>
      <text:p text:style-name="P3"><text:soft-page-break/>ENS –<text:span text:style-name="T1"> Energy Not Supplied – energia niedostarczona odbiorcom na skutek przerw w zasilaniu. Wyznacza się ją jako różnicę między energią, która powinna być dostarczona w razie braku przerwy a rzeczywiście dostarczoną. Liczona według poniższego wzoru:</text:span><draw:frame draw:style-name="fr1" draw:name="Obiekt6" text:anchor-type="char" svg:x="6.569cm" svg:y="1.131cm" svg:width="3.859cm" svg:height="0.861cm" draw:z-index="5"><draw:object xlink:href="./Object 6" xlink:type="simple" xlink:show="embed" xlink:actuate="onLoad"/><draw:image xlink:href="./ObjectReplacements/Object 6" xlink:type="simple" xlink:show="embed" xlink:actuate="onLoad"/><svg:desc>formuła</svg:desc></draw:frame></text:p>
      <text:p text:style-name="P8"/>
      <text:p text:style-name="P5"/>
      <text:p text:style-name="P2"><text:span text:style-name="T5">E</text:span><text:span text:style-name="T3">i</text:span><text:span text:style-name="T1"> – energia niedostarczona w wyniku i-tego zdarzenia.</text:span></text:p>
      <text:p text:style-name="P5"/>
      <text:p text:style-name="P5"/>
      <text:p text:style-name="P2">Wskaźniki opisu przerw krótkich oraz mikroprzerw</text:p>
      <text:p text:style-name="P9">Rejestrowanie przerw krótkich oraz bardzo krótkich należy do rzadkości, niemniej jednak istnieją wskaźniki służące do ich opisu. Najczęściej stosowanym jest wskaźnik <text:span text:style-name="T6">MAIFI</text:span> (Momentary Average Interruption Frequency Index), który wyraża przeciętną częstość występowania przerw krótkich u odbiorcy. Obliczany wedle następującego wzoru:</text:p>
      <text:p text:style-name="P8"><draw:frame draw:style-name="fr1" draw:name="Obiekt7" text:anchor-type="char" svg:x="6.556cm" svg:y="0.034cm" svg:width="4.403cm" svg:height="1.453cm" draw:z-index="6"><draw:object xlink:href="./Object 7" xlink:type="simple" xlink:show="embed" xlink:actuate="onLoad"/><draw:image xlink:href="./ObjectReplacements/Object 7" xlink:type="simple" xlink:show="embed" xlink:actuate="onLoad"/><svg:desc>formuła</svg:desc></draw:frame></text:p>
      <text:p text:style-name="P5"/>
      <text:p text:style-name="P5"/>
      <text:p text:style-name="P5"/>
      <text:p text:style-name="P2"><text:span text:style-name="T5">N</text:span><text:span text:style-name="T3">i</text:span><text:span text:style-name="T1"> – liczba odbiorców dotkniętych krótką przerwą w wyniku i-tego zdarzenia;</text:span></text:p>
      <text:p text:style-name="P2"><text:span text:style-name="T5">N</text:span><text:span text:style-name="T3">T</text:span><text:span text:style-name="T1"> – ogólna liczba odbiorców systemu (lub jego fragmentu), których wskaźnik dotyczy.</text:span></text:p>
      <text:p text:style-name="P5"/>
      <text:p text:style-name="P6">Powyższy wskaźnik stanowi analogię do wskaźnika SAIFI dla przerw długich. Wskaźniki określane jako: AIF, SI czy SAIFI<text:span text:style-name="T2">k </text:span><text:span text:style-name="T4">są synonimami wskaźnika MAIFI. </text:span></text:p>
      <text:p text:style-name="P22"/>
      <text:p text:style-name="P22"/>
      <text:p text:style-name="P22">Jak widać iż najczęstszym sposobem opisywania ciągłości dostaw jest stosowanie formuł matematycznych. Zawierają one informacje o częstości i długości przerw w dostawie energii, obejmują różne poziomy napięć. Dodatkową ich zaletą jest łatwość skalowania na dowolny rozmiar systemu. Również ich normalizacja może odbywać się na różnych płaszczyznach. Normalizowanie wskaźników ciągłości zasilania względem liczby odbiorców wymusza równe traktowanie, niezależnie od charakteru i ilości pobieranej energii. Normalizacja względem rocznego zapotrzebowania na energię przesłania informację o ilości pobieranej energii w czasie przerwy. Gdy normalizowanie odbywa się względem niedostarczonej energii możemy z łatwością określić zapotrzebowanie na energię oraz odczucia odbiorców.</text:p>
      <text:p text:style-name="P22">Można zatem uznać, iż opis ciągłości zasilania jest dokładniejszy w przypadku korzystania ze wskaźników bazujących na energii/mocy niedostarczonej niż w przypadku tych opartych o liczbę odbiorców. Niemniej jednak takie wskaźniki są trudne do dokładnego przedstawienia, gdyż dokładne wyznaczenie niedostarczonej energii jest niemożliwe – można ją jedynie mniej lub bardziej dokładnie oszacować. Dlatego też w celu rzetelnej analizy ciągłości dostaw energii należy stosować wiele różnych wskaźników, bazujących na odmiennych danych i sposobach normalizacji .</text:p>
      <text:p text:style-name="P21"/>
      <text:p text:style-name="P5"/>
      <text:h text:style-name="P23" text:outline-level="1">Sposoby zapewniania ciągłości</text:h>
      <text:p text:style-name="P7"/>
      <text:p text:style-name="P7">Wysoka niezawodność systemu elektroenergetycznego stanowi podstawę zapewnienia ciągłości dostaw energii elektrycznej do odbiorców. Zatem zgodnie z maksymą „lepiej zapobiegać niż leczyć” operatorzy inwestują we właściwą i dokładna diagnostykę użytkowanego sprzętu. W tej dziedzinie dominuje termowizja. Pozwala ona na wczesne wykrycie stanu przedawaryjego bez konieczności wyłączania urządzenia. Co więcej – jego praca jest konieczna do prawidłowej detekcji wady. </text:p>
      <text:p text:style-name="P7">Technika zdalnej termodetekcji wykorzystuje fakt, iż wadliwe lub źle działające złącze charakteryzuje się większą rezystancją niż jego sprawny odpowiednik. W związku ze zwiększonym oporem elementu będzie się na nim odkładała większa ilość energii niż w warunkach normalnych, która z kolei będzie się rozpraszać w formie ciepła. Zmiany te są łatwo wykrywane przez kamery termowizyjne, a stopień ich natężenia stanowi podstawowe kryterium klasyfikowania wad. Oczywiście w trakcie pomiarów należy uwzględnić dużą liczbę czynników. Niektóre z nich to np. warunki panujące w otoczeniu (otwarta/zamknięta przestrzeń, wiatr), parametry obiektu (masa, kształt, przewodnictwo cieplne) czy oddziaływanie nieba (promieniowanie własne/odbite elementu).</text:p>
      <text:p text:style-name="P7">Gdy już jednak dojdzie do awarii może zostać uruchomione zasilanie awaryjne, dając dostawcy czas na naprawę podstawowego toru zasilania. Wykorzystuje się w tym celu automatykę SZR (samoczynnego załączenia rezerwy), której zadaniem jest przełączenie zasilania podstawowego na rezerwowe w przypadku zaniku lub nadmiernego spadku napięcia w torze zasilania podstawowego. Jeżeli rozwiązanie takie nie jest dostępne (zbyt duży koszt bądź mała dostępność rozwiązania) brak zasilania z sieci podstawowej rekompensuje się zwykle za pomocą rozwiązań tymczasowych: generatorów mobilnych, tymczasowych sieci zastępczych czy rozproszonej generacji energii elektrycznej.</text:p>
      <text:p text:style-name="P7">Niezawodność systemu zasilania może być również zwiększona za pomocą podejścia redundantnego. Polega ono na instalowaniu podzespołów nadmiarowych w taki sposób, aby w razie awarii jednego z elementów system mógł dalej działać. Rozróżnia się redundancję czynną oraz bierną.</text:p>
      <text:p text:style-name="P4"/>
      <text:p text:style-name="P4"/>
      <text:h text:style-name="P23" text:outline-level="1"><text:soft-page-break/>Metody weryfikacji ciągłości zasilania</text:h>
      <text:p text:style-name="P4"/>
      <text:p text:style-name="P7">Pomiar parametrów energii elektrycznej, w tym ciągłości jej dostawy, w sposób systematyczny jest najlepszym sposobem na szybkie reagowanie w przypadku awarii. Dane pozyskane tym sposobem mogą również ułatwiać okresowe badania techniczne sieci oraz ukazywać tendencje zmian, które umożliwiają podejmowanie strategicznych decyzji zapobiegawczych. Dodatkowe zastosowanie systemu powiadomień zewnętrznych, np. za pomocą SMS, zwalnia użytkownika z konieczności nieustannego monitorowania parametrów sieci. System taki, składający się z szeregu przyrządów pomiarowych oraz centrów akwizycji danych można zrealizować dwojako. </text:p>
      <text:p text:style-name="P7">Pierwsze podejście stanowi struktura scentralizowana. Składa się ona z dwóch warstw – warstwy przyrządów pomiarowych oraz centralnej warstwy akwizycji. Z uwagi na dużą ilość danych dostarczanych do centrali koniecznym jest zastosowanie łączy komunikacyjnych o dużej przepustowości. Należy również zadbać o jednakową postać danych odczytywanych z poszczególnych mierników, aby można je było poprawnie analizować i interpretować na poziomie centrali.</text:p>
      <text:p text:style-name="P7">Drugim proponowanym rozwiązaniem jest hierarchiczna struktura monitorowania. Stanowi ona system rozproszony, składający się z trzech warstw. Na najniższym, pierwszym poziome zbierane są dane z zainstalowanych urządzeń pomiarowych. Kolejny poziom stanowią centra akwizycji zlokalizowane w poszczególnych oddziałach/bazach, obejmujących zasięgiem określony obszar. Tam dane pomiarowe są weryfikowane oraz uzupełniane o dodatkowe informacje. Trzeci obszar stanowi centrala, do której wysyłane są informacje z poszczególnych centrów akwizycji. Podejście to umożliwia stosowanie różnorodnych aparatur pomiarowych (odpowiednich dla danego centrum akwizycji), gdyż możliwa jest konwersja danych przed wysłaniem ich do centrali. Akwizycja danych jest szybsza i pewniejsza (ze względu na mniejszy obszar, z którego pochodzą dane), nie wymaga się również tak dużej mocy obliczeniowej wymaganej do ich obróbki. Oba podejścia wymagają odpowiedniego oprogramowania do pobierania, gromadzenia i przetwarzania danych.</text:p>
      <text:p text:style-name="P7">Na chwilę obecną jednak niewielu operatorów w Polsce posiada systemy monitoringu jakości energii elektrycznej. Jedynie kilku korzysta zaprezentowanych wyżej systemów, pozostali określają status sieci na podstawie telefonów od odbiorców, za pomocą których dowiadują się o lokalnych usterkach. <text:span text:style-name="T4">Główną metodą rejestrowania przerw krótkich natomiast są systemy typu SCADA.</text:span></text:p>
      <text:p text:style-name="P4"/>
      <text:p text:style-name="P4"/>
      <text:h text:style-name="P23" text:outline-level="1">Podsumowanie</text:h>
      <text:p text:style-name="P10"/>
      <text:p text:style-name="P13">Ciągłość dostaw stanowi jeden z najważniejszych czynników mówiących o jakości energii elektrycznej zasilającej różnego rodzaju odbiorców. Parametr ten stanowi istotne określenie jakości dostarczanej energii, gdyż odnosi się do przerw w zasilaniu, czyli sytuacji, w której odbiorca nie ma dostępu do energii elektrycznej. Opisuje się ją za pomocą szeregu wskaźników, których matematyczne formuły zawierają w sobie zagadnienia takie jak częstość i długość przerw, obejmują również różne poziomy napięć. System ten charakteryzuje się dużą jednolitością, precyzją i prostotą pod warunkiem zachowania jednakowych procedur pozyskiwania danych. Uzyskane dane można wielorako normalizować, w każdym podejściu mając na uwadze zbadanie odrębnego aspektu. Mogą one następnie stanowić podstawę do ukierunkowania działań poprawiających działanie sieci, a tym samym podwyższenia komfortu odbiorców docelowych, jak również wzrostu konkurencyjności danego operatora na rynku energetycznym. Nie da się tego jednak zrobić bez odpowiedniego systemu pomiarowo-badawczego, dzięki któremu parametry sieci byłyby znane w czasie rzeczywistym. Z racji rosnącego standardu życia, a w związku z tym rosnących wymagań klientów oraz taniejącej aparaturze pomiarowej prawdopodobnym jest stopniowe upowszechnianie się tego typu systemó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NewRoman" svg:font-family="TimesNewRoman" style:font-family-generic="roman"/>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Times New Roman2" svg:font-family="'Times New Roman'" style:font-adornments="Pogrubiona 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cm">
        <style:tab-stops/>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shadow="none">
        <style:tab-stops/>
        <style:background-image/>
      </style:paragraph-properties>
      <style:text-properties style:font-name="Times New Roman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fo:background-color="transparent">
        <style:background-image/>
      </style:paragraph-properties>
      <style:text-properties style:font-name="Times New Roman2" fo:font-size="12pt" fo:font-style="normal"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1H51M15S</meta:editing-duration>
    <meta:editing-cycles>42</meta:editing-cycles>
    <meta:generator>OpenOffice/4.0.1$Win32 OpenOffice.org_project/401m5$Build-9714</meta:generator>
    <dc:date>2013-12-10T18:00:52.66</dc:date>
    <dc:creator>Paweł Płonka</dc:creator>
    <meta:document-statistic meta:table-count="0" meta:image-count="0" meta:object-count="7" meta:page-count="4" meta:paragraph-count="59" meta:word-count="2106" meta:character-count="15887"/>
    <meta:user-defined meta:name="Info 1"/>
    <meta:user-defined meta:name="Info 2"/>
    <meta:user-defined meta:name="Info 3"/>
    <meta:user-defined meta:name="Info 4"/>
  </office:meta>
</office:document-meta>
</file>

<file path=Object 1/content.xml><?xml version="1.0" encoding="utf-8"?>
<math xmlns="http://www.w3.org/1998/Math/MathML">
  <semantics>
    <mrow>
      <mrow>
        <mi mathvariant="italic">AIT</mi>
        <mo stretchy="false">=</mo>
        <mfrac>
          <mrow>
            <mrow>
              <mn>60</mn>
              <mo stretchy="false">×</mo>
              <mrow>
                <munder>
                  <mo stretchy="false">∑</mo>
                  <mrow>
                    <mi>i</mi>
                  </mrow>
                </munder>
                <msub>
                  <mi mathvariant="italic">ENS</mi>
                  <mi>i</mi>
                </msub>
              </mrow>
            </mrow>
          </mrow>
          <mrow>
            <msub>
              <mi>P</mi>
              <mi>T</mi>
            </msub>
          </mrow>
        </mfrac>
      </mrow>
      <mi/>
      <mi>,</mi>
      <mi mathvariant="italic">gdzie</mi>
      <mi mathvariant="normal">:</mi>
    </mrow>
    <annotation encoding="StarMath 5.0">AIT = {60 times sum from{i} ENS_i} over {P_T} ~ ,gdzie:</annotation>
  </semantics>
</math>
</file>

<file path=Object 2/content.xml><?xml version="1.0" encoding="utf-8"?>
<math xmlns="http://www.w3.org/1998/Math/MathML">
  <semantics>
    <mrow>
      <mrow>
        <mi mathvariant="italic">AIF</mi>
        <mo stretchy="false">=</mo>
        <mfrac>
          <mrow>
            <mrow>
              <munder>
                <mo stretchy="false">∑</mo>
                <mrow>
                  <mi>i</mi>
                </mrow>
              </munder>
              <msub>
                <mi>P</mi>
                <mi>i</mi>
              </msub>
            </mrow>
          </mrow>
          <mrow>
            <msub>
              <mi>P</mi>
              <mi>T</mi>
            </msub>
          </mrow>
        </mfrac>
      </mrow>
      <mi/>
      <mi>,</mi>
      <mi mathvariant="italic">gdzie</mi>
      <mi mathvariant="normal">:</mi>
    </mrow>
    <annotation encoding="StarMath 5.0">AIF = {sum from{i} P_i} over {P_T} ~ ,gdzie:</annotation>
  </semantics>
</math>
</file>

<file path=Object 3/content.xml><?xml version="1.0" encoding="utf-8"?>
<math xmlns="http://www.w3.org/1998/Math/MathML">
  <semantics>
    <mrow>
      <mrow>
        <mi mathvariant="italic">AIT</mi>
        <mo stretchy="false">=</mo>
        <mfrac>
          <mrow>
            <mrow>
              <mn>60</mn>
              <mo stretchy="false">×</mo>
              <mrow>
                <munder>
                  <mo stretchy="false">∑</mo>
                  <mrow>
                    <mi>i</mi>
                  </mrow>
                </munder>
                <msub>
                  <mi mathvariant="italic">ENS</mi>
                  <mi>i</mi>
                </msub>
              </mrow>
            </mrow>
          </mrow>
          <mrow>
            <mrow>
              <munder>
                <mo stretchy="false">∑</mo>
                <mrow>
                  <mi>i</mi>
                </mrow>
              </munder>
              <msub>
                <mi>P</mi>
                <mi>i</mi>
              </msub>
            </mrow>
          </mrow>
        </mfrac>
      </mrow>
      <mi/>
      <mi>,</mi>
      <mi mathvariant="italic">gdzie</mi>
      <mi mathvariant="normal">:</mi>
    </mrow>
    <annotation encoding="StarMath 5.0">AIT = {60 times sum from{i} ENS_i} over {sum from{i} P_i} ~ ,gdzie:</annotation>
  </semantics>
</math>
</file>

<file path=Object 4/content.xml><?xml version="1.0" encoding="utf-8"?>
<math xmlns="http://www.w3.org/1998/Math/MathML">
  <semantics>
    <mrow>
      <mrow>
        <mi mathvariant="italic">SAIDI</mi>
        <mo stretchy="false">=</mo>
        <mfrac>
          <mrow>
            <mrow>
              <mrow>
                <munder>
                  <mo stretchy="false">∑</mo>
                  <mrow>
                    <mi>i</mi>
                  </mrow>
                </munder>
                <msub>
                  <mi>N</mi>
                  <mi>i</mi>
                </msub>
              </mrow>
              <mo stretchy="false">×</mo>
              <msub>
                <mi>D</mi>
                <mi>i</mi>
              </msub>
            </mrow>
          </mrow>
          <mrow>
            <msub>
              <mi>N</mi>
              <mi>T</mi>
            </msub>
          </mrow>
        </mfrac>
      </mrow>
      <mi/>
      <mi>,</mi>
      <mi mathvariant="italic">gdzie</mi>
      <mi mathvariant="normal">:</mi>
    </mrow>
    <annotation encoding="StarMath 5.0">SAIDI = {sum from{i} N_i times D_i} over {N_T} ~ ,gdzie:</annotation>
  </semantics>
</math>
</file>

<file path=Object 5/content.xml><?xml version="1.0" encoding="utf-8"?>
<math xmlns="http://www.w3.org/1998/Math/MathML">
  <semantics>
    <mrow>
      <mrow>
        <mi mathvariant="italic">SAIFI</mi>
        <mo stretchy="false">=</mo>
        <mfrac>
          <mrow>
            <mrow>
              <munder>
                <mo stretchy="false">∑</mo>
                <mrow>
                  <mi>i</mi>
                </mrow>
              </munder>
              <msub>
                <mi>N</mi>
                <mi>i</mi>
              </msub>
            </mrow>
          </mrow>
          <mrow>
            <msub>
              <mi>N</mi>
              <mi>T</mi>
            </msub>
          </mrow>
        </mfrac>
      </mrow>
      <mi/>
      <mi>,</mi>
      <mi mathvariant="italic">gdzie</mi>
      <mi mathvariant="normal">:</mi>
    </mrow>
    <annotation encoding="StarMath 5.0">SAIFI = {sum from{i} N_i} over {N_T} ~ ,gdzie:</annotation>
  </semantics>
</math>
</file>

<file path=Object 6/content.xml><?xml version="1.0" encoding="utf-8"?>
<math xmlns="http://www.w3.org/1998/Math/MathML">
  <semantics>
    <mrow>
      <mrow>
        <mi mathvariant="italic">ENS</mi>
        <mo stretchy="false">=</mo>
        <mrow>
          <munder>
            <mo stretchy="false">∑</mo>
            <mrow>
              <mi>i</mi>
            </mrow>
          </munder>
          <msub>
            <mi>E</mi>
            <mi>i</mi>
          </msub>
        </mrow>
      </mrow>
      <mi/>
      <mi>,</mi>
      <mi mathvariant="italic">gdzie</mi>
      <mi mathvariant="normal">:</mi>
    </mrow>
    <annotation encoding="StarMath 5.0">ENS = sum from{i} E_i  ~ ,gdzie:</annotation>
  </semantics>
</math>
</file>

<file path=Object 7/content.xml><?xml version="1.0" encoding="utf-8"?>
<math xmlns="http://www.w3.org/1998/Math/MathML">
  <semantics>
    <mrow>
      <mrow>
        <mi mathvariant="italic">MAIFI</mi>
        <mo stretchy="false">=</mo>
        <mfrac>
          <mrow>
            <mrow>
              <munder>
                <mo stretchy="false">∑</mo>
                <mrow>
                  <mi>i</mi>
                </mrow>
              </munder>
              <msub>
                <mi>N</mi>
                <mi>i</mi>
              </msub>
            </mrow>
          </mrow>
          <mrow>
            <msub>
              <mi>N</mi>
              <mi>T</mi>
            </msub>
          </mrow>
        </mfrac>
      </mrow>
      <mi/>
      <mi>,</mi>
      <mi mathvariant="italic">gdzie</mi>
      <mi mathvariant="normal">:</mi>
    </mrow>
    <annotation encoding="StarMath 5.0">MAIFI = {sum from{i} N_i} over {N_T} ~ ,gdzie:</annotation>
  </semantics>
</math>
</file>